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assing the Qlik Sense Data Architect 2022 certification exam requires a combination of knowledge and preparation. Here are some tips that can help you prepare and perform your best on the exam:</text:p>
      <text:list xml:id="list144940988" text:style-name="L1">
        <text:list-item>
          <text:p text:style-name="P1">Review the exam objectives: Start by familiarizing yourself with the exam objectives provided by Qlik. This will help you understand what topics are covered in the exam and what skills you need to demonstrate.</text:p>
        </text:list-item>
        <text:list-item>
          <text:p text:style-name="P1">Study the Qlik Sense documentation: The Qlik Sense documentation provides a wealth of information on the product's features, functions, and best practices. Review the documentation thoroughly and take notes on important concepts.</text:p>
        </text:list-item>
        <text:list-item>
          <text:p text:style-name="P1">Take Qlik Sense Data Architect training courses: Qlik offers several training courses that cover the topics and skills required for the exam. Consider enrolling in a course to deepen your understanding of the product and its capabilities.</text:p>
        </text:list-item>
        <text:list-item>
          <text:p text:style-name="P1">Practice with sample questions: Qlik provides sample questions that can help you understand the exam format and practice answering questions. Make sure to review the answers and explanations provided for each question.</text:p>
        </text:list-item>
        <text:list-item>
          <text:p text:style-name="P1">Use the Qlik Community: The Qlik Community is a great resource for getting answers to specific questions and learning from other Qlik users. Take advantage of the community to ask questions and learn from others.</text:p>
        </text:list-item>
        <text:list-item>
          <text:p text:style-name="P1">Take the exam with confidence: On exam day, be confident in your preparation and focus on the task at hand. Take your time to read each question carefully and ensure that you understand what is being asked before selecting an answer.</text:p>
        </text:list-item>
      </text:list>
      <text:p text:style-name="Text_20_body">Remember, passing the Qlik Sense Data Architect 2022 certification exam requires both knowledge and preparation. By following these tips, you can give yourself the best chance of success.</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04T14:38:14.192149811</meta:creation-date>
    <dc:date>2023-04-04T14:39:38.190673999</dc:date>
    <meta:editing-duration>PT1M24S</meta:editing-duration>
    <meta:editing-cycles>1</meta:editing-cycles>
    <meta:document-statistic meta:table-count="0" meta:image-count="0" meta:object-count="0" meta:page-count="1" meta:paragraph-count="8" meta:word-count="277" meta:character-count="1732" meta:non-whitespace-character-count="1469"/>
    <meta:generator>LibreOffice/6.4.7.2$Linux_X86_64 LibreOffice_project/40$Build-2</meta:generator>
  </office:meta>
</office:document-meta>
</file>